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BRERA VILCHEZ EL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54406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46785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BRERA VILCHEZ EL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54406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4 678 5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2/2021</text:p>
          </table:table-cell>
          <table:table-cell table:style-name="Tabla2.A3" office:value-type="string">
            <text:p text:style-name="P22">181506</text:p>
          </table:table-cell>
          <table:table-cell table:style-name="Tabla2.D3" office:value-type="string">
            <text:p text:style-name="P23">7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12/2021</text:p>
          </table:table-cell>
          <table:table-cell table:style-name="Tabla2.A4" office:value-type="string">
            <text:p text:style-name="P22">178596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CUENTA CON UN SALDO A FAVOR DE 200.00 SOLES DE UN ESTADO DE CUENTA DEL 202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2:37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